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ResultAssert.succeeds( int success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UnitResultAssert.fails( String methodName , Class expected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UnitResultAssert.fails( Class expectedException , String exception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ResultAssert.JUnitResultAssert(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ResultAssert.fails( int expectedFailureCount , String methodName , Class expect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ResultAssert.formatFailures( List &lt; Failure &gt; fail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UnitResultAssert.assertThat(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ResultAssert.isSuccessfu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ResultAssert.fails( int expectedFailureCount , Class expected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UnitResultAssert.failsExactly( Class ... expectedExce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UnitResultAssert.fails( int expectedFailure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